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4c4a5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officeooo:paragraph-rsid="004bde4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493a" officeooo:paragraph-rsid="0050560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8ae96" officeooo:paragraph-rsid="0058bee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8ae96" officeooo:paragraph-rsid="0059bdd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8bee2" officeooo:paragraph-rsid="004c4a5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482e3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4c4a5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482e3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4c4a5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officeooo:paragraph-rsid="0050560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7c942" officeooo:paragraph-rsid="0049f734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8pt" fo:font-style="normal" style:text-underline-style="none" fo:font-weight="normal" officeooo:rsid="00103e35" officeooo:paragraph-rsid="00482e39" style:font-name-asian="Times New Roman" style:font-size-asian="7pt" style:font-style-asian="normal" style:font-weight-asian="normal" style:font-name-complex="ACaslonPro-Regular" style:font-size-complex="8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font-name="Courier New1" officeooo:paragraph-rsid="00482e39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font-name="Courier New1" officeooo:paragraph-rsid="004c4a55"/>
    </style:style>
    <style:style style:name="P16" style:family="paragraph" style:parent-style-name="Standard">
      <style:paragraph-properties fo:text-align="start" style:justify-single-word="false"/>
      <style:text-properties fo:color="#000000" fo:font-size="8pt" style:font-name-asian="Arial1" style:font-size-asian="7pt" style:font-name-complex="Arial1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28716e" officeooo:paragraph-rsid="0028716e" style:font-name-asian="Times New Roman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1e7fd0" officeooo:paragraph-rsid="0028716e" style:font-name-asian="Times New Roman" style:font-size-asian="12pt" style:font-size-complex="12pt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482e39" style:font-name-asian="Times New Roman" style:font-size-asian="12pt" style:font-size-complex="12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49f734" style:font-name-asian="Times New Roman" style:font-size-asian="12pt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598c3e" style:font-name-asian="Times New Roman" style:font-size-asian="12pt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59bdd4" style:font-name-asian="Times New Roman" style:font-size-asian="12p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5af10a" style:font-name-asian="Times New Roman" style:font-size-asian="12pt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rsid="005d2e32" officeooo:paragraph-rsid="0058bee2" style:font-name-asian="Times New Roman" style:font-size-asian="12pt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rsid="005d2e32" officeooo:paragraph-rsid="0059bdd4" style:font-name-asian="Times New Roman" style:font-size-asian="12pt" style:font-size-complex="12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rsid="005d2e32" officeooo:paragraph-rsid="0063e418" style:font-name-asian="Times New Roman" style:font-size-asian="12pt" style:font-size-complex="12pt"/>
    </style:style>
    <style:style style:name="P28" style:family="paragraph" style:parent-style-name="Standard">
      <style:paragraph-properties fo:text-align="justify" style:justify-single-word="false" style:text-autospace="none"/>
      <style:text-properties officeooo:paragraph-rsid="00482e39"/>
    </style:style>
    <style:style style:name="P29" style:family="paragraph" style:parent-style-name="Standard">
      <style:paragraph-properties fo:text-align="justify" style:justify-single-word="false" style:text-autospace="none"/>
      <style:text-properties officeooo:paragraph-rsid="004c4a55"/>
    </style:style>
    <style:style style:name="P30" style:family="paragraph" style:parent-style-name="Standard">
      <style:paragraph-properties fo:text-align="justify" style:justify-single-word="false" style:text-autospace="none"/>
      <style:text-properties officeooo:paragraph-rsid="005d7fef"/>
    </style:style>
    <style:style style:name="P31" style:family="paragraph" style:parent-style-name="Standard">
      <style:paragraph-properties fo:text-align="justify" style:justify-single-word="false" style:text-autospace="none"/>
      <style:text-properties officeooo:paragraph-rsid="005f043c"/>
    </style:style>
    <style:style style:name="P32" style:family="paragraph" style:parent-style-name="Standard">
      <style:paragraph-properties fo:text-align="justify" style:justify-single-word="false" style:text-autospace="none"/>
      <style:text-properties fo:color="#6666ff" officeooo:paragraph-rsid="00482e39"/>
    </style:style>
    <style:style style:name="P33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6pt" fo:font-style="normal" style:text-underline-style="none" fo:font-weight="normal" officeooo:paragraph-rsid="004c4a55" style:font-name-asian="Times New Roman" style:font-size-asian="6pt" style:font-style-asian="normal" style:font-weight-asian="normal" style:font-name-complex="ACaslonPro-Regular" style:font-size-complex="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8pt" fo:font-style="normal" style:text-underline-style="none" fo:font-weight="normal" officeooo:paragraph-rsid="00482e39" style:font-name-asian="Times New Roman" style:font-size-asian="7pt" style:font-style-asian="normal" style:font-weight-asian="normal" style:font-name-complex="ACaslonPro-Regular" style:font-size-complex="8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 style:text-autospace="none"/>
      <style:text-properties fo:font-size="12pt" officeooo:paragraph-rsid="00482e39" style:font-size-asian="12pt" style:font-size-complex="12pt"/>
    </style:style>
    <style:style style:name="P36" style:family="paragraph" style:parent-style-name="Standard">
      <style:paragraph-properties fo:text-align="justify" style:justify-single-word="false" style:text-autospace="none"/>
      <style:text-properties fo:font-size="6pt" officeooo:paragraph-rsid="00482e39" style:font-size-asian="6pt" style:font-size-complex="6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6pt" style:font-size-asian="6pt" style:font-size-complex="6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6pt" style:font-size-asian="6pt" style:font-size-complex="6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line-through-style="none" style:text-line-through-type="none" style:font-name="Consolas" fo:font-size="8pt" fo:font-style="normal" style:text-underline-style="none" fo:font-weight="normal" style:font-name-asian="Times New Roman" style:font-size-asian="8pt" style:font-style-asian="normal" style:font-weight-asian="normal" style:font-name-complex="ACaslonPro-Regular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1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c94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8bee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bd4b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2e3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7fe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2fe27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3e41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88f1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1674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57df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49751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8ae9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2e3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8bee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f043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2a72ea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2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497517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3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57df7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f043c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5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05609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6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bd4bd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7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af10a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8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d7fef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9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Times New Roman" fo:font-style="normal" style:text-underline-style="none" fo:font-weight="normal" officeooo:rsid="00497517" style:font-name-asian="Times New Roman" style:font-style-asian="normal" style:font-weight-asian="normal" style:font-name-complex="ACaslonPro-Regular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Times New Roman" fo:font-style="normal" style:text-underline-style="none" fo:font-weight="normal" officeooo:rsid="001149fb" style:font-name-asian="Times New Roman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Times New Roman" fo:font-style="normal" style:text-underline-style="none" fo:font-weight="normal" officeooo:rsid="0057c942" style:font-name-asian="Times New Roman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Times New Roman" fo:font-style="italic" style:text-underline-style="none" fo:font-weight="normal" officeooo:rsid="00497517" style:font-name-asian="Times New Roman" style:font-style-asian="italic" style:font-weight-asian="normal" style:font-name-complex="ACaslonPro-Regular" style:font-style-complex="italic" style:font-weight-complex="normal"/>
    </style:style>
    <style:style style:name="T34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fo:color="#000000" style:text-line-through-style="none" style:text-line-through-type="none" fo:font-style="normal" fo:font-weight="normal" officeooo:rsid="002a72ea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fo:color="#000000" style:text-line-through-style="none" style:text-line-through-type="none" fo:font-style="normal" fo:font-weight="normal" officeooo:rsid="00497517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fo:color="#000000" style:text-line-through-style="none" style:text-line-through-type="none" fo:font-style="normal" fo:font-weight="normal" officeooo:rsid="0057c942" style:font-style-asian="normal" style:font-weight-asian="normal" style:font-name-complex="Times New Roman1" style:font-style-complex="normal" style:font-weight-complex="normal"/>
    </style:style>
    <style:style style:name="T39" style:family="text">
      <style:text-properties fo:color="#000000" style:text-line-through-style="none" style:text-line-through-type="none" fo:font-style="normal" fo:font-weight="normal" officeooo:rsid="005bd4bd" style:font-style-asian="normal" style:font-weight-asian="normal" style:font-name-complex="Times New Roman1" style:font-style-complex="normal" style:font-weight-complex="normal"/>
    </style:style>
    <style:style style:name="T40" style:family="text">
      <style:text-properties fo:color="#000000" style:text-line-through-style="none" style:text-line-through-type="none" fo:font-style="normal" fo:font-weight="normal" officeooo:rsid="005d2e32" style:font-style-asian="normal" style:font-weight-asian="normal" style:font-name-complex="Times New Roman1" style:font-style-complex="normal" style:font-weight-complex="normal"/>
    </style:style>
    <style:style style:name="T41" style:family="text">
      <style:text-properties fo:color="#000000" style:text-line-through-style="none" style:text-line-through-type="none" fo:font-style="normal" fo:font-weight="normal" officeooo:rsid="0058bee2" style:font-style-asian="normal" style:font-weight-asian="normal" style:font-name-complex="Times New Roman1" style:font-style-complex="normal" style:font-weight-complex="normal"/>
    </style:style>
    <style:style style:name="T42" style:family="text">
      <style:text-properties fo:color="#000000" style:text-line-through-style="none" style:text-line-through-type="none" fo:font-style="normal" fo:font-weight="normal" officeooo:rsid="005af10a" style:font-style-asian="normal" style:font-weight-asian="normal" style:font-name-complex="Times New Roman1" style:font-style-complex="normal" style:font-weight-complex="normal"/>
    </style:style>
    <style:style style:name="T43" style:family="text">
      <style:text-properties fo:color="#000000" style:text-line-through-style="none" style:text-line-through-type="none" fo:font-style="normal" fo:font-weight="normal" officeooo:rsid="0062fe27" style:font-style-asian="normal" style:font-weight-asian="normal" style:font-name-complex="Times New Roman1" style:font-style-complex="normal" style:font-weight-complex="normal"/>
    </style:style>
    <style:style style:name="T44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45" style:family="text">
      <style:text-properties fo:color="#000000" style:text-line-through-style="none" style:text-line-through-type="none" fo:font-style="normal" fo:font-weight="normal" officeooo:rsid="0029493a" style:font-style-asian="normal" style:font-weight-asian="normal" style:font-name-complex="ACaslonPro-Regular" style:font-style-complex="normal" style:font-weight-complex="normal"/>
    </style:style>
    <style:style style:name="T46" style:family="text">
      <style:text-properties fo:color="#000000" style:text-line-through-style="none" style:text-line-through-type="none" fo:font-style="normal" fo:font-weight="normal" officeooo:rsid="0057c942" style:font-style-asian="normal" style:font-weight-asian="normal" style:font-name-complex="ACaslonPro-Regular" style:font-style-complex="normal" style:font-weight-complex="normal"/>
    </style:style>
    <style:style style:name="T47" style:family="text">
      <style:text-properties fo:color="#000000" style:text-line-through-style="none" style:text-line-through-type="none" fo:font-style="normal" fo:font-weight="normal" officeooo:rsid="0038ae96" style:font-style-asian="normal" style:font-weight-asian="normal" style:font-name-complex="ACaslonPro-Regular" style:font-style-complex="normal" style:font-weight-complex="normal"/>
    </style:style>
    <style:style style:name="T48" style:family="text">
      <style:text-properties fo:color="#000000" style:text-line-through-style="none" style:text-line-through-type="none" fo:font-style="normal" fo:font-weight="normal" officeooo:rsid="005d2e32" style:font-style-asian="normal" style:font-weight-asian="normal" style:font-name-complex="ACaslonPro-Regular" style:font-style-complex="normal" style:font-weight-complex="normal"/>
    </style:style>
    <style:style style:name="T49" style:family="text">
      <style:text-properties fo:color="#000000" style:text-line-through-style="none" style:text-line-through-type="none" fo:font-style="normal" fo:font-weight="normal" officeooo:rsid="0058bee2" style:font-style-asian="normal" style:font-weight-asian="normal" style:font-name-complex="ACaslonPro-Regular" style:font-style-complex="normal" style:font-weight-complex="normal"/>
    </style:style>
    <style:style style:name="T50" style:family="text">
      <style:text-properties fo:color="#000000" style:text-line-through-style="none" style:text-line-through-type="none" fo:font-style="normal" fo:font-weight="normal" officeooo:rsid="0063e418" style:font-style-asian="normal" style:font-weight-asian="normal" style:font-name-complex="ACaslonPro-Regular" style:font-style-complex="normal" style:font-weight-complex="normal"/>
    </style:style>
    <style:style style:name="T51" style:family="text">
      <style:text-properties fo:color="#000000" style:text-line-through-style="none" style:text-line-through-type="none" fo:font-style="italic" fo:font-weight="normal" officeooo:rsid="00497517" style:font-style-asian="italic" style:font-weight-asian="normal" style:font-name-complex="Times New Roman1" style:font-style-complex="italic" style:font-weight-complex="normal"/>
    </style:style>
    <style:style style:name="T52" style:family="text">
      <style:text-properties fo:color="#000000" style:text-line-through-style="none" style:text-line-through-type="none" fo:font-style="italic" fo:font-weight="normal" officeooo:rsid="00505609" style:font-style-asian="italic" style:font-weight-asian="normal" style:font-name-complex="Times New Roman1" style:font-style-complex="italic" style:font-weight-complex="normal"/>
    </style:style>
    <style:style style:name="T53" style:family="text">
      <style:text-properties fo:color="#000000" style:text-line-through-style="none" style:text-line-through-type="none" fo:font-style="italic" fo:font-weight="normal" officeooo:rsid="005bd4bd" style:font-style-asian="italic" style:font-weight-asian="normal" style:font-name-complex="Times New Roman1" style:font-style-complex="italic" style:font-weight-complex="normal"/>
    </style:style>
    <style:style style:name="T54" style:family="text">
      <style:text-properties fo:color="#000000" style:text-line-through-style="none" style:text-line-through-type="none" fo:font-style="italic" fo:font-weight="normal" officeooo:rsid="005af10a" style:font-style-asian="italic" style:font-weight-asian="normal" style:font-name-complex="Times New Roman1" style:font-style-complex="italic" style:font-weight-complex="normal"/>
    </style:style>
    <style:style style:name="T55" style:family="text">
      <style:text-properties fo:color="#000000" style:text-line-through-style="none" style:text-line-through-type="none" style:text-position="sub 58%" fo:font-style="normal" fo:font-weight="normal" officeooo:rsid="005bd4bd" style:font-style-asian="normal" style:font-weight-asian="normal" style:font-name-complex="Times New Roman1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b 58%" fo:font-style="normal" fo:font-weight="normal" officeooo:rsid="0058bee2" style:font-style-asian="normal" style:font-weight-asian="normal" style:font-name-complex="Times New Roman1" style:font-style-complex="normal" style:font-weight-complex="normal"/>
    </style:style>
    <style:style style:name="T57" style:family="text">
      <style:text-properties fo:color="#000000" style:text-line-through-style="none" style:text-line-through-type="none" style:text-position="sub 58%" fo:font-style="normal" fo:font-weight="normal" officeooo:rsid="0063e418" style:font-style-asian="normal" style:font-weight-asian="normal" style:font-name-complex="Times New Roman1" style:font-style-complex="normal" style:font-weight-complex="normal"/>
    </style:style>
    <style:style style:name="T58" style:family="text">
      <style:text-properties fo:color="#000000" style:text-line-through-style="none" style:text-line-through-type="none" style:text-position="sub 58%" style:font-name="Times New Roman" fo:font-size="12pt" fo:font-style="normal" style:text-underline-style="none" fo:font-weight="normal" officeooo:rsid="005bd4b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Times New Roman2" fo:font-style="normal" fo:font-weight="normal" style:font-style-asian="normal" style:font-weight-asian="normal" style:font-name-complex="Times New Roman1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Times New Roman2" fo:font-style="normal" fo:font-weight="normal" officeooo:rsid="0058bee2" style:font-style-asian="normal" style:font-weight-asian="normal" style:font-name-complex="Times New Roman1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Times New Roman2" fo:font-style="normal" fo:font-weight="normal" officeooo:rsid="005bd4bd" style:font-style-asian="normal" style:font-weight-asian="normal" style:font-name-complex="Times New Roman1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Times New Roman2" fo:font-style="normal" fo:font-weight="normal" officeooo:rsid="005d7fef" style:font-style-asian="normal" style:font-weight-asian="normal" style:font-name-complex="Times New Roman1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Times New Roman2" fo:font-style="italic" fo:font-weight="normal" officeooo:rsid="0058bee2" style:font-style-asian="italic" style:font-weight-asian="normal" style:font-name-complex="Times New Roman1" style:font-style-complex="italic" style:font-weight-complex="normal"/>
    </style:style>
    <style:style style:name="T64" style:family="text">
      <style:text-properties fo:color="#000000" style:text-line-through-style="none" style:text-line-through-type="none" style:text-position="super 58%" style:font-name="Times New Roman2" fo:font-style="normal" fo:font-weight="normal" officeooo:rsid="0058bee2" style:font-style-asian="normal" style:font-weight-asian="normal" style:font-name-complex="Times New Roman1" style:font-style-complex="normal" style:font-weight-complex="normal"/>
    </style:style>
    <style:style style:name="T65" style:family="text">
      <style:text-properties fo:color="#000000" style:font-name="Consolas"/>
    </style:style>
    <style:style style:name="T66" style:family="text">
      <style:text-properties fo:color="#000000" style:font-name="Consolas" fo:font-style="italic" style:font-style-asian="italic"/>
    </style:style>
    <style:style style:name="T67" style:family="text">
      <style:text-properties fo:color="#000000" style:font-name="Consolas" officeooo:rsid="0063e418"/>
    </style:style>
    <style:style style:name="T68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9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0" style:family="text">
      <style:text-properties officeooo:rsid="00103e35"/>
    </style:style>
    <style:style style:name="T71" style:family="text">
      <style:text-properties fo:color="#7f0055" style:font-name="Consolas" fo:font-weight="bold" style:font-weight-asian="bold"/>
    </style:style>
    <style:style style:name="T72" style:family="text">
      <style:text-properties fo:color="#6a3e3e" style:font-name="Consolas"/>
    </style:style>
    <style:style style:name="T73" style:family="text">
      <style:text-properties fo:color="#0000c0" style:font-name="Consolas" fo:font-style="italic" fo:font-weight="bold" style:font-style-asian="italic" style:font-weight-asian="bold"/>
    </style:style>
    <style:style style:name="T74" style:family="text">
      <style:text-properties fo:color="#2a00ff" style:font-name="Consolas"/>
    </style:style>
    <style:style style:name="T75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288f1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8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4c4a5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62fe2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63e41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2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83" style:family="text">
      <style:text-properties fo:color="#6666ff" style:text-line-through-style="none" style:text-line-through-type="none" style:font-name="Times New Roman" fo:font-style="normal" style:text-underline-style="none" fo:font-weight="normal" officeooo:rsid="004bde45" style:font-name-asian="Times New Roman" style:font-style-asian="normal" style:font-weight-asian="normal" style:font-name-complex="ACaslonPro-Regular" style:font-style-complex="normal" style:font-weight-complex="normal"/>
    </style:style>
    <style:style style:name="T84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85" style:family="text">
      <style:text-properties fo:color="#6666ff" style:text-line-through-style="none" style:text-line-through-type="none" fo:font-style="normal" fo:font-weight="normal" officeooo:rsid="002a72ea" style:font-style-asian="normal" style:font-weight-asian="normal" style:font-name-complex="ACaslonPro-Regular" style:font-style-complex="normal" style:font-weight-complex="normal"/>
    </style:style>
    <style:style style:name="T86" style:family="text">
      <style:text-properties fo:color="#6666ff" style:text-line-through-style="none" style:text-line-through-type="none" fo:font-style="normal" fo:font-weight="normal" officeooo:rsid="004bde45" style:font-style-asian="normal" style:font-weight-asian="normal" style:font-name-complex="ACaslonPro-Regular" style:font-style-complex="normal" style:font-weight-complex="normal"/>
    </style:style>
    <style:style style:name="T87" style:family="text">
      <style:text-properties fo:color="#6666ff" style:text-line-through-style="none" style:text-line-through-type="none" fo:font-style="normal" fo:font-weight="normal" officeooo:rsid="0057c942" style:font-style-asian="normal" style:font-weight-asian="normal" style:font-name-complex="ACaslonPro-Regular" style:font-style-complex="normal" style:font-weight-complex="normal"/>
    </style:style>
    <style:style style:name="T88" style:family="text">
      <style:text-properties fo:color="#6666ff" style:text-line-through-style="none" style:text-line-through-type="none" fo:font-style="normal" fo:font-weight="normal" officeooo:rsid="0063e418" style:font-style-asian="normal" style:font-weight-asian="normal" style:font-name-complex="ACaslonPro-Regular" style:font-style-complex="normal" style:font-weight-complex="normal"/>
    </style:style>
    <style:style style:name="T89" style:family="text">
      <style:text-properties fo:color="#3f7f5f" style:font-name="Consolas"/>
    </style:style>
    <style:style style:name="T90" style:family="text">
      <style:text-properties officeooo:rsid="00497517"/>
    </style:style>
    <style:style style:name="T91" style:family="text">
      <style:text-properties officeooo:rsid="005f043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0664b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N5<text:span text:style-name="T70">84</text:span> – <text:span text:style-name="T70">Projeto e Análise de Algoritmos</text:span></text:p>
      <text:p text:style-name="P18">Prof. Napoleão Nepomuceno</text:p>
      <text:p text:style-name="P19">AV1 - Lab0<text:span text:style-name="T90">4</text:span></text:p>
      <text:p text:style-name="P17">Data do Laboratório: <text:span text:style-name="T90">28</text:span>/0<text:span text:style-name="T93">8</text:span>/201<text:span text:style-name="T91">9</text:span></text:p>
      <text:p text:style-name="P17">Data da Entrega: <text:span text:style-name="T93">01</text:span>/0<text:span text:style-name="T93">9</text:span>/201<text:span text:style-name="T91">9</text:span> (<text:span text:style-name="T92">enviar arquivos .odt</text:span>)</text:p>
      <text:p text:style-name="P16"/>
      <text:p text:style-name="P32"><text:span text:style-name="T69">Exercício</text:span><text:span text:style-name="T68"> 1</text:span></text:p>
      <text:p text:style-name="P13"/>
      <text:p text:style-name="P28"><text:span text:style-name="T76">Passo 1:</text:span><text:span text:style-name="T11"> Implementar o seguinte código em Java </text:span><text:span text:style-name="T1">ou equivalente em outra linguagem de programação.</text:span></text:p>
      <text:p text:style-name="P14"/>
      <text:p text:style-name="P36"><text:span text:style-name="T71">import</text:span><text:span text:style-name="T65"> java.util.Random;</text:span></text:p>
      <text:p text:style-name="P40"><text:span text:style-name="T71">import</text:span><text:span text:style-name="T65"> java.util.concurrent.TimeUnit;</text:span></text:p>
      <text:p text:style-name="P37"/>
      <text:p text:style-name="P40"><text:span text:style-name="T71">public</text:span><text:span text:style-name="T65"> </text:span><text:span text:style-name="T71">class</text:span><text:span text:style-name="T65"> Exercicio1 {</text:span></text:p>
      <text:p text:style-name="P40"><text:span text:style-name="T65"><text:tab/></text:span><text:span text:style-name="T71">public</text:span><text:span text:style-name="T65"> </text:span><text:span text:style-name="T71">static</text:span><text:span text:style-name="T65"> </text:span><text:span text:style-name="T71">void</text:span><text:span text:style-name="T65"> main(String[] </text:span><text:span text:style-name="T72">args</text:span><text:span text:style-name="T65">) {</text:span></text:p>
      <text:p text:style-name="P37"/>
      <text:p text:style-name="P40"><text:span text:style-name="T65"><text:tab/><text:tab/></text:span><text:span text:style-name="T71">int</text:span><text:span text:style-name="T65">[] </text:span><text:span text:style-name="T72">A</text:span><text:span text:style-name="T65">;</text:span></text:p>
      <text:p text:style-name="P40"><text:span text:style-name="T65"><text:tab/><text:tab/></text:span><text:span text:style-name="T71">double</text:span><text:span text:style-name="T65"> </text:span><text:span text:style-name="T72">inicio1</text:span><text:span text:style-name="T65">, </text:span><text:span text:style-name="T72">fim1</text:span><text:span text:style-name="T65">, </text:span><text:span text:style-name="T72">tempo1</text:span><text:span text:style-name="T65">;</text:span></text:p>
      <text:p text:style-name="P40"><text:span text:style-name="T65"><text:tab/><text:tab/></text:span><text:span text:style-name="T71">double</text:span><text:span text:style-name="T65"> </text:span><text:span text:style-name="T72">inicio2</text:span><text:span text:style-name="T65">, </text:span><text:span text:style-name="T72">fim2</text:span><text:span text:style-name="T65">, </text:span><text:span text:style-name="T72">tempo2</text:span><text:span text:style-name="T65">;</text:span></text:p>
      <text:p text:style-name="P37"/>
      <text:p text:style-name="P40"><text:span text:style-name="T65"><text:tab/><text:tab/>System.</text:span><text:span text:style-name="T73">out</text:span><text:span text:style-name="T65">.printf(</text:span><text:span text:style-name="T74">"%5s%10s%10s%10s%10s\n"</text:span><text:span text:style-name="T65">,</text:span><text:span text:style-name="T74">"n"</text:span><text:span text:style-name="T65">, </text:span><text:span text:style-name="T74">"soma1"</text:span><text:span text:style-name="T65">, </text:span><text:span text:style-name="T74">"tempo1"</text:span><text:span text:style-name="T65">, </text:span><text:span text:style-name="T74">"soma2"</text:span><text:span text:style-name="T65">, </text:span><text:span text:style-name="T74">"tempo2"</text:span><text:span text:style-name="T65">);</text:span></text:p>
      <text:p text:style-name="P40"><text:span text:style-name="T65"><text:tab/><text:tab/>System.</text:span><text:span text:style-name="T73">out</text:span><text:span text:style-name="T65">.println(</text:span><text:span text:style-name="T74">"-------------------------"</text:span><text:span text:style-name="T65">);</text:span></text:p>
      <text:p text:style-name="P40"><text:span text:style-name="T65"><text:tab/><text:tab/></text:span><text:span text:style-name="T71">for</text:span><text:span text:style-name="T65"> (</text:span><text:span text:style-name="T71">int</text:span><text:span text:style-name="T65"> </text:span><text:span text:style-name="T72">n</text:span><text:span text:style-name="T65"> = 1; </text:span><text:span text:style-name="T72">n</text:span><text:span text:style-name="T65"> &lt;= 50; </text:span><text:span text:style-name="T72">n</text:span><text:span text:style-name="T65">++) {</text:span></text:p>
      <text:p text:style-name="P40"><text:span text:style-name="T65"><text:tab/><text:tab/><text:tab/></text:span><text:span text:style-name="T72">A</text:span><text:span text:style-name="T65"> = </text:span><text:span text:style-name="T66">criaVetorAleatorio</text:span><text:span text:style-name="T65">(</text:span><text:span text:style-name="T72">n</text:span><text:span text:style-name="T65">);</text:span></text:p>
      <text:p text:style-name="P40"><text:span text:style-name="T65"><text:tab/><text:tab/><text:tab/></text:span><text:span text:style-name="T72">inicio1</text:span><text:span text:style-name="T65"> = System.</text:span><text:span text:style-name="T66">currentTimeMillis</text:span><text:span text:style-name="T65">();</text:span></text:p>
      <text:p text:style-name="P40"><text:span text:style-name="T65"><text:tab/><text:tab/><text:tab/></text:span><text:span text:style-name="T71">int</text:span><text:span text:style-name="T65"> </text:span><text:span text:style-name="T72">soma1</text:span><text:span text:style-name="T65"> = </text:span><text:span text:style-name="T66">soma1</text:span><text:span text:style-name="T65">(</text:span><text:span text:style-name="T72">A</text:span><text:span text:style-name="T65">, </text:span><text:span text:style-name="T72">n</text:span><text:span text:style-name="T65">);</text:span></text:p>
      <text:p text:style-name="P40"><text:span text:style-name="T65"><text:tab/><text:tab/><text:tab/></text:span><text:span text:style-name="T72">fim1</text:span><text:span text:style-name="T65"> = System.</text:span><text:span text:style-name="T66">currentTimeMillis</text:span><text:span text:style-name="T65">();</text:span></text:p>
      <text:p text:style-name="P40"><text:span text:style-name="T65"><text:tab/><text:tab/><text:tab/></text:span><text:span text:style-name="T72">tempo1</text:span><text:span text:style-name="T65"> = </text:span><text:span text:style-name="T72">fim1</text:span><text:span text:style-name="T65"> - </text:span><text:span text:style-name="T72">inicio1</text:span><text:span text:style-name="T65">;</text:span></text:p>
      <text:p text:style-name="P40"><text:span text:style-name="T65"><text:tab/><text:tab/><text:tab/></text:span><text:span text:style-name="T72">inicio2</text:span><text:span text:style-name="T65"> = System.</text:span><text:span text:style-name="T66">currentTimeMillis</text:span><text:span text:style-name="T65">();</text:span></text:p>
      <text:p text:style-name="P40"><text:span text:style-name="T65"><text:tab/><text:tab/><text:tab/></text:span><text:span text:style-name="T71">int</text:span><text:span text:style-name="T65"> </text:span><text:span text:style-name="T72">soma2</text:span><text:span text:style-name="T65"> = </text:span><text:span text:style-name="T66">soma2</text:span><text:span text:style-name="T65">(</text:span><text:span text:style-name="T72">A</text:span><text:span text:style-name="T65">, 0, </text:span><text:span text:style-name="T72">n</text:span><text:span text:style-name="T65">-1);</text:span></text:p>
      <text:p text:style-name="P40"><text:span text:style-name="T65"><text:tab/><text:tab/><text:tab/></text:span><text:span text:style-name="T72">fim2</text:span><text:span text:style-name="T65"> = System.</text:span><text:span text:style-name="T66">currentTimeMillis</text:span><text:span text:style-name="T65">();</text:span></text:p>
      <text:p text:style-name="P40"><text:span text:style-name="T65"><text:tab/><text:tab/><text:tab/></text:span><text:span text:style-name="T72">tempo2</text:span><text:span text:style-name="T65"> = </text:span><text:span text:style-name="T72">fim2</text:span><text:span text:style-name="T65"> - </text:span><text:span text:style-name="T72">inicio2</text:span><text:span text:style-name="T65">;</text:span></text:p>
      <text:p text:style-name="P40"><text:span text:style-name="T65"><text:tab/><text:tab/><text:tab/>System.</text:span><text:span text:style-name="T73">out</text:span><text:span text:style-name="T65">.printf(</text:span><text:span text:style-name="T74">"%5d%10d%10.0f%10d%10.0f\n"</text:span><text:span text:style-name="T65">, </text:span><text:span text:style-name="T72">n</text:span><text:span text:style-name="T65">, </text:span><text:span text:style-name="T72">soma1</text:span><text:span text:style-name="T65">, </text:span><text:span text:style-name="T72">tempo1</text:span><text:span text:style-name="T65">, </text:span><text:span text:style-name="T72">soma2</text:span><text:span text:style-name="T65">, </text:span><text:span text:style-name="T72">tempo2</text:span><text:span text:style-name="T65">);</text:span></text:p>
      <text:p text:style-name="P38"><text:tab/><text:tab/>}</text:p>
      <text:p text:style-name="P38"><text:tab/>}</text:p>
      <text:p text:style-name="P37"/>
      <text:p text:style-name="P40"><text:span text:style-name="T65"><text:tab/></text:span><text:span text:style-name="T71">static</text:span><text:span text:style-name="T65"> </text:span><text:span text:style-name="T71">int</text:span><text:span text:style-name="T65"> soma1 (</text:span><text:span text:style-name="T71">int</text:span><text:span text:style-name="T65">[] </text:span><text:span text:style-name="T72">vetor</text:span><text:span text:style-name="T65">, </text:span><text:span text:style-name="T71">int</text:span><text:span text:style-name="T65"> </text:span><text:span text:style-name="T72">n</text:span><text:span text:style-name="T65">) {</text:span></text:p>
      <text:p text:style-name="P40"><text:span text:style-name="T65"><text:tab/><text:tab/></text:span><text:span text:style-name="T71">int</text:span><text:span text:style-name="T65"> </text:span><text:span text:style-name="T72">total</text:span><text:span text:style-name="T65"> = 0;</text:span></text:p>
      <text:p text:style-name="P40"><text:span text:style-name="T65"><text:tab/><text:tab/></text:span><text:span text:style-name="T71">for</text:span><text:span text:style-name="T65"> (</text:span><text:span text:style-name="T71">int</text:span><text:span text:style-name="T65"> </text:span><text:span text:style-name="T72">i</text:span><text:span text:style-name="T65"> = 0; </text:span><text:span text:style-name="T72">i</text:span><text:span text:style-name="T65"> &lt; </text:span><text:span text:style-name="T72">n</text:span><text:span text:style-name="T65">; </text:span><text:span text:style-name="T72">i</text:span><text:span text:style-name="T65">++) {</text:span></text:p>
      <text:p text:style-name="P40"><text:span text:style-name="T65"><text:tab/><text:tab/><text:tab/></text:span><text:span text:style-name="T71">try</text:span><text:span text:style-name="T65"> {</text:span></text:p>
      <text:p text:style-name="P40"><text:span text:style-name="T65"><text:tab/><text:tab/><text:tab/><text:tab/>TimeUnit.</text:span><text:span text:style-name="T73">MILLISECONDS</text:span><text:span text:style-name="T65">.sleep(1);</text:span></text:p>
      <text:p text:style-name="P40"><text:span text:style-name="T65"><text:tab/><text:tab/><text:tab/>} </text:span><text:span text:style-name="T71">catch</text:span><text:span text:style-name="T65"> (InterruptedException </text:span><text:span text:style-name="T72">e</text:span><text:span text:style-name="T65">) {</text:span></text:p>
      <text:p text:style-name="P40"><text:span text:style-name="T65"><text:tab/><text:tab/><text:tab/><text:tab/></text:span><text:span text:style-name="T72">e</text:span><text:span text:style-name="T65">.printStackTrace();</text:span></text:p>
      <text:p text:style-name="P38"><text:tab/><text:tab/><text:tab/>}</text:p>
      <text:p text:style-name="P40"><text:span text:style-name="T65"><text:tab/><text:tab/><text:tab/></text:span><text:span text:style-name="T72">total</text:span><text:span text:style-name="T65"> = </text:span><text:span text:style-name="T72">total</text:span><text:span text:style-name="T65"> + </text:span><text:span text:style-name="T72">vetor</text:span><text:span text:style-name="T65">[</text:span><text:span text:style-name="T72">i</text:span><text:span text:style-name="T65">];</text:span></text:p>
      <text:p text:style-name="P38"><text:tab/><text:tab/>}</text:p>
      <text:p text:style-name="P40"><text:span text:style-name="T65"><text:tab/><text:tab/></text:span><text:span text:style-name="T71">return</text:span><text:span text:style-name="T65"> </text:span><text:span text:style-name="T72">total</text:span><text:span text:style-name="T65">;</text:span></text:p>
      <text:p text:style-name="P38"><text:tab/>}</text:p>
      <text:p text:style-name="P38"><text:tab/></text:p>
      <text:p text:style-name="P40"><text:span text:style-name="T65"><text:tab/></text:span><text:span text:style-name="T71">static</text:span><text:span text:style-name="T65"> </text:span><text:span text:style-name="T71">int</text:span><text:span text:style-name="T65"> soma2 (</text:span><text:span text:style-name="T71">int</text:span><text:span text:style-name="T65">[] </text:span><text:span text:style-name="T72">vetor</text:span><text:span text:style-name="T65">, </text:span><text:span text:style-name="T71">int</text:span><text:span text:style-name="T65"> </text:span><text:span text:style-name="T72">i</text:span><text:span text:style-name="T65">, </text:span><text:span text:style-name="T71">int</text:span><text:span text:style-name="T65"> </text:span><text:span text:style-name="T72">f</text:span><text:span text:style-name="T65">) {</text:span></text:p>
      <text:p text:style-name="P40"><text:span text:style-name="T65"><text:tab/><text:tab/></text:span><text:span text:style-name="T89">//to do</text:span></text:p>
      <text:p text:style-name="P38"><text:tab/>}</text:p>
      <text:p text:style-name="P40"><text:span text:style-name="T65"><text:tab/></text:span><text:span text:style-name="T71">static</text:span><text:span text:style-name="T65"> </text:span><text:span text:style-name="T71">int</text:span><text:span text:style-name="T65">[] criaVetorAleatorio (</text:span><text:span text:style-name="T71">int</text:span><text:span text:style-name="T65"> </text:span><text:span text:style-name="T72">n</text:span><text:span text:style-name="T65">) {</text:span></text:p>
      <text:p text:style-name="P40"><text:span text:style-name="T65"><text:tab/><text:tab/>Random </text:span><text:span text:style-name="T72">randomGenerator</text:span><text:span text:style-name="T65"> = </text:span><text:span text:style-name="T71">new</text:span><text:span text:style-name="T65"> Random();</text:span></text:p>
      <text:p text:style-name="P40"><text:span text:style-name="T65"><text:tab/><text:tab/></text:span><text:span text:style-name="T71">int</text:span><text:span text:style-name="T65">[] </text:span><text:span text:style-name="T72">A</text:span><text:span text:style-name="T65"> = </text:span><text:span text:style-name="T71">new</text:span><text:span text:style-name="T65"> </text:span><text:span text:style-name="T71">int</text:span><text:span text:style-name="T65">[</text:span><text:span text:style-name="T72">n</text:span><text:span text:style-name="T65">];</text:span></text:p>
      <text:p text:style-name="P40"><text:span text:style-name="T65"><text:tab/><text:tab/></text:span><text:span text:style-name="T71">for</text:span><text:span text:style-name="T65"> (</text:span><text:span text:style-name="T71">int</text:span><text:span text:style-name="T65"> </text:span><text:span text:style-name="T72">i</text:span><text:span text:style-name="T65"> = 0; </text:span><text:span text:style-name="T72">i</text:span><text:span text:style-name="T65"> &lt; </text:span><text:span text:style-name="T72">n</text:span><text:span text:style-name="T65">; </text:span><text:span text:style-name="T72">i</text:span><text:span text:style-name="T65">++) {</text:span></text:p>
      <text:p text:style-name="P40"><text:span text:style-name="T65"><text:tab/><text:tab/><text:tab/></text:span><text:span text:style-name="T72">A</text:span><text:span text:style-name="T65">[</text:span><text:span text:style-name="T72">i</text:span><text:span text:style-name="T65">] = </text:span><text:span text:style-name="T72">randomGenerator</text:span><text:span text:style-name="T65">.nextInt(100*</text:span><text:span text:style-name="T72">n</text:span><text:span text:style-name="T65">);</text:span></text:p>
      <text:p text:style-name="P38"><text:tab/><text:tab/>}</text:p>
      <text:p text:style-name="P40"><text:span text:style-name="T65"><text:tab/><text:tab/></text:span><text:span text:style-name="T71">return</text:span><text:span text:style-name="T65"> </text:span><text:span text:style-name="T72">A</text:span><text:span text:style-name="T65">;</text:span></text:p>
      <text:p text:style-name="P38"><text:tab/>}</text:p>
      <text:p text:style-name="P37"/>
      <text:p text:style-name="P38">}</text:p>
      <text:p text:style-name="P34"/>
      <text:p text:style-name="P31"><text:span text:style-name="T75">Passo </text:span><text:span text:style-name="T77">2</text:span><text:span text:style-name="T75">:</text:span><text:span text:style-name="T10"> </text:span><text:span text:style-name="T12">Implementar o código para </text:span><text:span text:style-name="T13">a</text:span><text:span text:style-name="T12"> </text:span><text:span text:style-name="T13">função</text:span><text:span text:style-name="T12"> </text:span><text:span text:style-name="T21">soma</text:span><text:span text:style-name="T22">2</text:span><text:span text:style-name="T12"> </text:span><text:span text:style-name="T14">utilizando</text:span><text:span text:style-name="T12"> </text:span><text:span text:style-name="T14">a abordagem de divisão e conquista, onde o</text:span><text:span text:style-name="T12"> problema </text:span><text:span text:style-name="T14">é dividido em</text:span><text:span text:style-name="T12"> </text:span><text:span text:style-name="T20">3</text:span><text:span text:style-name="T12"> subproblemas </text:span><text:span text:style-name="T14">recursivamente</text:span><text:span text:style-name="T12">. </text:span><text:span text:style-name="T13">O</text:span><text:span text:style-name="T12"> cálculo do</text:span><text:span text:style-name="T20">s</text:span><text:span text:style-name="T12"> ponto</text:span><text:span text:style-name="T20">s</text:span><text:span text:style-name="T12"> médio</text:span><text:span text:style-name="T20">s</text:span><text:span text:style-name="T12"> </text:span><text:span text:style-name="T21">m</text:span><text:span text:style-name="T24">1</text:span><text:span text:style-name="T12"> </text:span><text:span text:style-name="T20">e</text:span><text:span text:style-name="T12"> </text:span><text:span text:style-name="T21">m</text:span><text:span text:style-name="T24">2</text:span><text:span text:style-name="T12"> </text:span><text:span text:style-name="T20">d</text:span><text:span text:style-name="T12">eve ser realizado como: </text:span><text:span text:style-name="T21">m</text:span><text:span text:style-name="T20">1</text:span><text:span text:style-name="T12"> = (</text:span><text:span text:style-name="T20">2*</text:span><text:span text:style-name="T21">i</text:span><text:span text:style-name="T12"> + </text:span><text:span text:style-name="T21">f</text:span><text:span text:style-name="T12">) / </text:span><text:span text:style-name="T20">3</text:span><text:span text:style-name="T13"> </text:span><text:span text:style-name="T20">e</text:span><text:span text:style-name="T12"> </text:span><text:span text:style-name="T21">m</text:span><text:span text:style-name="T20">2</text:span><text:span text:style-name="T12"> = (</text:span><text:span text:style-name="T21">i</text:span><text:span text:style-name="T12"> + </text:span><text:span text:style-name="T20">2*</text:span><text:span text:style-name="T21">f</text:span><text:span text:style-name="T12">) / </text:span><text:span text:style-name="T20">3</text:span><text:span text:style-name="T12">.</text:span><text:span text:style-name="T13"> </text:span><text:span text:style-name="T15">Inclua o </text:span><text:span text:style-name="T23">sleep</text:span><text:span text:style-name="T15">(</text:span><text:span text:style-name="T16">1</text:span><text:span text:style-name="T15">) antes da combinação dos resultados dos subproblemas.</text:span><text:span text:style-name="T2"> </text:span><text:span text:style-name="T9">Apresentar aqui o seu código e a saída do programa. </text:span><text:span text:style-name="T3">(1</text:span><text:span text:style-name="T8">5</text:span><text:span text:style-name="T3">%)</text:span></text:p>
      <text:p text:style-name="P2"/>
      <text:p text:style-name="P35"><text:span text:style-name="T82">Passo </text:span><text:span text:style-name="T83">3</text:span><text:span text:style-name="T82">:</text:span><text:span text:style-name="T29"> </text:span><text:span text:style-name="T30">Realizar a análise de complexidade da função </text:span><text:span text:style-name="T33">soma1</text:span><text:span text:style-name="T31">. </text:span><text:span text:style-name="T32">(10%)</text:span></text:p>
      <text:p text:style-name="P9"/>
      <text:p text:style-name="P20"><text:span text:style-name="T84">Passo </text:span><text:span text:style-name="T86">4</text:span><text:span text:style-name="T84">:</text:span><text:span text:style-name="T35"> </text:span><text:span text:style-name="T37">Montar a equação de recorrência para a função </text:span><text:span text:style-name="T51">soma2</text:span><text:span text:style-name="T45">? </text:span><text:span text:style-name="T46">(10%)</text:span></text:p>
      <text:p text:style-name="P7"/>
      <text:p text:style-name="P21"><text:span text:style-name="T84">Passo </text:span><text:span text:style-name="T85">5</text:span><text:span text:style-name="T84">:</text:span><text:span text:style-name="T35"> </text:span><text:span text:style-name="T38">Resolver a equação de recorrência por uma árvore de recursão</text:span><text:span text:style-name="T36">. </text:span><text:span text:style-name="T38">(1</text:span><text:span text:style-name="T43">5</text:span><text:span text:style-name="T38">%)</text:span></text:p>
      <text:p text:style-name="P12"/>
      <text:p text:style-name="P24"><text:span text:style-name="T84">Passo </text:span><text:span text:style-name="T87">6</text:span><text:span text:style-name="T84">:</text:span><text:span text:style-name="T35"> </text:span><text:span text:style-name="T39">Sejam T</text:span><text:span text:style-name="T55">1</text:span><text:span text:style-name="T39">(</text:span><text:span text:style-name="T53">n</text:span><text:span text:style-name="T39">) </text:span><text:span text:style-name="T41">e</text:span><text:span text:style-name="T39"> T</text:span><text:span text:style-name="T55">2</text:span><text:span text:style-name="T39">(</text:span><text:span text:style-name="T53">n</text:span><text:span text:style-name="T39">) as funções que representam o custo dos algoritmos </text:span><text:span text:style-name="T53">soma1</text:span><text:span text:style-name="T39"> </text:span><text:span text:style-name="T42">e</text:span><text:span text:style-name="T39"> </text:span><text:span text:style-name="T53">soma</text:span><text:span text:style-name="T54">2</text:span><text:span text:style-name="T39"> respectivamente. Para cada </text:span><text:span text:style-name="T40">item</text:span><text:span text:style-name="T39"> abaixo, indicar se </text:span><text:span text:style-name="T40">a afirmação é falsa ou verdadeira, j</text:span><text:span text:style-name="T47">ustifi</text:span><text:span text:style-name="T48">cando</text:span><text:span text:style-name="T47"> sua resposta. </text:span><text:span text:style-name="T49">(10%)</text:span></text:p>
      <text:p text:style-name="P4"/>
      <text:p text:style-name="P27"><text:span text:style-name="T47">(</text:span><text:span text:style-name="T50">a</text:span><text:span text:style-name="T44">) </text:span><text:span text:style-name="T39">T</text:span><text:span text:style-name="T55">1</text:span><text:span text:style-name="T39">(</text:span><text:span text:style-name="T53">n</text:span><text:span text:style-name="T39">) </text:span><text:span text:style-name="T34">= </text:span><text:span text:style-name="T59">Θ(</text:span><text:span text:style-name="T53">n</text:span><text:span text:style-name="T59">)</text:span></text:p>
      <text:p text:style-name="P27"><text:span text:style-name="T47">(</text:span><text:span text:style-name="T50">b</text:span><text:span text:style-name="T44">) </text:span><text:span text:style-name="T39">T</text:span><text:span text:style-name="T55">1</text:span><text:span text:style-name="T39">(</text:span><text:span text:style-name="T53">n</text:span><text:span text:style-name="T39">) </text:span><text:span text:style-name="T34">= </text:span><text:span text:style-name="T59">Ο(</text:span><text:span text:style-name="T63">n</text:span><text:span text:style-name="T64">2</text:span><text:span text:style-name="T59">)</text:span></text:p>
      <text:p text:style-name="P27"><text:span text:style-name="T47">(</text:span><text:span text:style-name="T50">c</text:span><text:span text:style-name="T44">) </text:span><text:span text:style-name="T39">T</text:span><text:span text:style-name="T57">1</text:span><text:span text:style-name="T39">(</text:span><text:span text:style-name="T53">n</text:span><text:span text:style-name="T39">) </text:span><text:span text:style-name="T34">= </text:span><text:span text:style-name="T59">Ω(</text:span><text:span text:style-name="T63">n</text:span><text:span text:style-name="T64">2 </text:span><text:span text:style-name="T60">lg</text:span><text:span text:style-name="T61"> </text:span><text:span text:style-name="T53">n</text:span><text:span text:style-name="T59">)</text:span></text:p>
      <text:p text:style-name="P25"><text:span text:style-name="T47">(</text:span><text:span text:style-name="T49">d</text:span><text:span text:style-name="T44">) </text:span><text:span text:style-name="T39">T</text:span><text:span text:style-name="T55">1</text:span><text:span text:style-name="T39">(</text:span><text:span text:style-name="T53">n</text:span><text:span text:style-name="T39">) </text:span><text:span text:style-name="T34">= </text:span><text:span text:style-name="T59">Ο(</text:span><text:span text:style-name="T39">T</text:span><text:span text:style-name="T55">2</text:span><text:span text:style-name="T39">(</text:span><text:span text:style-name="T53">n</text:span><text:span text:style-name="T39">)</text:span><text:span text:style-name="T59">)</text:span></text:p>
      <text:p text:style-name="P25"><text:span text:style-name="T47">(</text:span><text:span text:style-name="T49">e</text:span><text:span text:style-name="T44">) </text:span><text:span text:style-name="T39">T</text:span><text:span text:style-name="T55">1</text:span><text:span text:style-name="T39">(</text:span><text:span text:style-name="T53">n</text:span><text:span text:style-name="T39">) </text:span><text:span text:style-name="T34">= </text:span><text:span text:style-name="T59">Ω(</text:span><text:span text:style-name="T39">T</text:span><text:span text:style-name="T55">2</text:span><text:span text:style-name="T39">(</text:span><text:span text:style-name="T53">n</text:span><text:span text:style-name="T39">)</text:span><text:span text:style-name="T5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23</meta:editing-cycles>
    <meta:editing-duration>PT17H19M49S</meta:editing-duration>
    <meta:generator>LibreOffice/6.1.5.2$Windows_X86_64 LibreOffice_project/90f8dcf33c87b3705e78202e3df5142b201bd805</meta:generator>
    <dc:date>2019-08-28T16:38:21.153000000</dc:date>
    <meta:document-statistic meta:table-count="0" meta:image-count="0" meta:object-count="0" meta:page-count="1" meta:paragraph-count="64" meta:word-count="378" meta:character-count="2414" meta:non-whitespace-character-count="2003"/>
  </office:meta>
</office:document-meta>
</file>